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Times New Roman1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 style:list-style-name="L2"/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Consolas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6" style:family="paragraph" style:parent-style-name="Standard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bold" style:font-weight-asian="bold" style:font-weight-complex="bold"/>
    </style:style>
    <style:style style:name="P20" style:family="paragraph" style:parent-style-name="Text_20_body" style:list-style-name="L1">
      <style:paragraph-properties fo:margin-left="0in" fo:margin-right="0in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nsolas"/>
    </style:style>
    <style:style style:name="T3" style:family="text">
      <style:text-properties style:font-name="Consolas"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urpose</text:p>
      <text:p text:style-name="P1"><text:span text:style-name="T1"><text:tab/>To create a wireless access point using a given USB wireless access point (in this case, the Realtek rtl8191cu) and a Raspberry Pi Model B running Raspbian.</text:span></text:p>
      <text:p text:style-name="P1"><text:span text:style-name="T1"/></text:p>
      <text:p text:style-name="P18">Procedure</text:p>
      <text:p text:style-name="P1">I ) Driver Setup</text:p>
      <text:p text:style-name="P1"/>
      <text:p text:style-name="Standard"><text:span text:style-name="T4"><text:tab/>Disregard the driver contained on the compact disc included with the rtl8191cu, as it is not compatible with the Raspberry Pi Model B's processor (</text:span>ARM1176JZFS).<text:span text:style-name="T4">The driver for the rtl8191cu wireless USB adapter has to be downloaded from the manufacturer’s website. </text:span></text:p>
      <text:p text:style-name="P2"/>
      <text:p text:style-name="P2"><text:tab/>Per the driver's documentation, the driver source tar ball needs to be decompressed. </text:p>
      <text:p text:style-name="P2"/>
      <text:p text:style-name="P15">tar zxvf rtl8188C_8192C_usb_linux_v4.0.2_9000.20130911tar.gz</text:p>
      <text:p text:style-name="P4"/>
      <text:p text:style-name="P3"><text:span text:style-name="T1"><text:tab/>The </text:span><text:span text:style-name="T3">Makefile</text:span><text:span text:style-name="T1"> then needs to be edited.</text:span></text:p>
      <text:p text:style-name="P4"/>
      <text:p text:style-name="P4"><text:tab/>Since the processor used on the RPi is not listed we must add it. Following the list of processor platforms, we add a new platform:</text:p>
      <text:p text:style-name="P4"/>
      <text:p text:style-name="P15">CONFIG_PLATFORM_ARM_1176JZFS = y</text:p>
      <text:p text:style-name="P4"/>
      <text:p text:style-name="P4"><text:tab/>Then we create a corresponding entry inside the platform setting section:</text:p>
      <text:p text:style-name="P4"/>
      <text:p text:style-name="P15">ifeq ($(CONFIG_PLATFORM_ARM_1176JZFS),y)</text:p>
      <text:p text:style-name="P15">EXTRA_CFLAG+= -DCONFIG_LITTLE_ENDIAN</text:p>
      <text:p text:style-name="P15">ARCH:= arm</text:p>
      <text:p text:style-name="P15">CROSS_COMPILE:= </text:p>
      <text:p text:style-name="P15">KSRC:= /lib/modules/3.6.11+/modules.builtin</text:p>
      <text:p text:style-name="P15">MODDESTDIR:= /lib/modules/3.6.11+/kernel/drivers/net/wireless/</text:p>
      <text:p text:style-name="P15">MODULE_NAME:= wlan</text:p>
      <text:p text:style-name="P15">endif</text:p>
      <text:p text:style-name="P1"/>
      <text:p text:style-name="P2"/>
      <text:p text:style-name="P1"><text:span text:style-name="T1"><text:tab/>The driver folder must now be moved (from the location of unzipping and decompression) to the kernel, specifically to a new folder named: </text:span><text:span text:style-name="T2">/lib/modules/3.6.11+/kernel/drivers/net/wireless/rtl8192cu</text:span></text:p>
      <text:p text:style-name="P2"/>
      <text:p text:style-name="P2"><text:tab/>Within file:</text:p>
      <text:p text:style-name="P16">/lib/modules/3.6.11+/kernel/drivers/net</text:p>
      <text:p text:style-name="P16">/wireless/rtl8192cu/includes/autoconf.h</text:p>
      <text:p text:style-name="P2"><text:s/><text:tab/>at the end of the initial <text:span text:style-name="T2">#define</text:span> list, we add</text:p>
      <text:p text:style-name="P16">#define CONFIG_LITTLE_ENDIAN 1</text:p>
      <text:p text:style-name="P1"/>
      <text:p text:style-name="P2"/>
      <text:p text:style-name="P2"/>
      <text:p text:style-name="P2"><text:tab/>Create a new file :</text:p>
      <text:p text:style-name="P16">/lib/modules/3.6.11+/kernel/drivers/net/wireless/Kconfig</text:p>
      <text:p text:style-name="P2"><text:soft-page-break/><text:tab/>containing the line:</text:p>
      <text:p text:style-name="P16">source “/lib/modules/3.6.11+/kernel/drivers/net/wireless/rtl8192cu/Kconfig”</text:p>
      <text:p text:style-name="P2"/>
      <text:p text:style-name="P2"/>
      <text:p text:style-name="P2"><text:tab/>We then append the Makefile with:</text:p>
      <text:p text:style-name="P16">obj-$(CONFIG_RTL8192CU) += rtl8192cu/</text:p>
      <text:p text:style-name="P2"/>
      <text:p text:style-name="P1"><text:span text:style-name="T1">Download a new, “clean” kernel source tree to </text:span><text:span text:style-name="T3">usr/src/linux-rpi-3.6.y.tar.gz</text:span><text:span text:style-name="T1">, then extract it:</text:span></text:p>
      <text:p text:style-name="P16">sudo tar -xzf <text:s/>usr/src/linux-rpi-3.6.y.tar.gz</text:p>
      <text:p text:style-name="P2">(Be prepared for a rather lengthy extraction)</text:p>
      <text:p text:style-name="P2"/>
      <text:p text:style-name="P2">Once it is extracted, we link the new files with the existing kernel:</text:p>
      <text:p text:style-name="P16">ln -s /usr/src/linux-rpi-3.6.y /lib/modules/3.6.11+/build</text:p>
      <text:p text:style-name="P16">ln -s /usr/src/linux-rpi-3.6.y /lib/modules/3.6.11+/src</text:p>
      <text:p text:style-name="P2">And include the current kernel config:</text:p>
      <text:p text:style-name="P16">cp /proc/config.gz /usr/src/linux-rpi-3.6.y</text:p>
      <text:p text:style-name="P16">cd /usr/src/linux-rpi-3.6.y</text:p>
      <text:p text:style-name="P16">gunzip config.gz</text:p>
      <text:p text:style-name="P16">mv config .config </text:p>
      <text:p text:style-name="P1"/>
      <text:p text:style-name="P16">make oldconfig &amp;&amp; make prepa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p text:style-name="P17"/>
      <text:p text:style-name="P17">II ) Server Setup</text:p>
      <text:p text:style-name="Standard"/>
      <text:p text:style-name="Standard"/>
      <text:p text:style-name="Standard"/>
      <text:p text:style-name="Standard">Install isc-dhcp-server using apt</text:p>
      <text:p text:style-name="Standard"/>
      <text:p text:style-name="P1"><text:span text:style-name="T1">Edit the </text:span><text:span text:style-name="T3">dhcpd.conf </text:span><text:span text:style-name="T1">file located at </text:span><text:span text:style-name="T3">/etc/dhcp/dhcpd.conf</text:span><text:span text:style-name="T1">:</text:span></text:p>
      <text:p text:style-name="P5"><text:tab/>option domain-name “your_domain.your_lan”;</text:p>
      <text:p text:style-name="P6"><text:tab/><text:tab/>(where “your_domain” and “your_lan” are your chosen names, ie “Dude_the_Cat.net”)</text:p>
      <text:p text:style-name="P5"><text:tab/>option domain-name-server 209.18.47.61, 8.8.8.8, 8.8.4.4;</text:p>
      <text:p text:style-name="P1"><text:span text:style-name="T1"><text:tab/><text:tab/>(using either the address of your DNS Server from your ISP or using a public DNS <text:tab/></text:span><text:span text:style-name="T1"><text:tab/><text:tab/>server(s).)</text:span></text:p>
      <text:p text:style-name="P5"><text:soft-page-break/><text:tab/>subnet 192.168.3.0 netmask 255.255.255.0{</text:p>
      <text:p text:style-name="P5"><text:tab/><text:tab/>range 192.168.3.1 192.168.3.20;</text:p>
      <text:p text:style-name="P5"><text:tab/><text:tab/>option routers 68.172.218.115;</text:p>
      <text:p text:style-name="P5"><text:tab/>}</text:p>
      <text:p text:style-name="P2"><text:tab/><text:tab/>(The subnet value will be the LAN (Local Area Network) IP address for the router.)</text:p>
      <text:p text:style-name="P2"><text:tab/><text:tab/>(The range will be the available addresses for machines connected to the LAN)</text:p>
      <text:p text:style-name="P2"><text:tab/><text:tab/>(The “option routers” address is the WAN (Wide Area Network) IP address assigned by <text:tab/><text:tab/><text:tab/>the ISP)</text:p>
      <text:p text:style-name="P5"><text:tab/>host RPi_Router{</text:p>
      <text:p text:style-name="P5"><text:tab/><text:tab/>hardware ethernet b8:27:eb:df:d1:ea;</text:p>
      <text:p text:style-name="P5"><text:tab/><text:tab/>fixed-address 192.168.3.0;</text:p>
      <text:p text:style-name="P5"><text:tab/>}</text:p>
      <text:p text:style-name="P2"><text:tab/><text:tab/>(Where “RPi_Router is a chosen name, and the value <text:s/>b8:27:eb:df:d1:ea is the MAC <text:tab/><text:tab/><text:tab/>address of the raspberry pi)</text:p>
      <text:p text:style-name="P2"/>
      <text:p text:style-name="P2">Save the revised file. </text:p>
      <text:p text:style-name="P2"/>
      <text:p text:style-name="P2">To run the server:</text:p>
      <text:p text:style-name="P5"><text:tab/>service isc-dhcpd—server start</text:p>
      <text:p text:style-name="P2">To stop the server:</text:p>
      <text:p text:style-name="P5"><text:tab/>service isc-dhcpd-server stop</text:p>
      <text:p text:style-name="P2"/>
      <text:p text:style-name="P2"/>
      <text:p text:style-name="P2"/>
      <text:p text:style-name="P8">Bibliography</text:p>
      <text:p text:style-name="P7"/>
      <text:list xml:id="list8084176941453137864" text:style-name="L1">
        <text:list-item>
          <text:p text:style-name="P20">Realtek 8192cu driver from <text:a xlink:type="simple" xlink:href="http://www.realtek.com.tw/downloads/">http://www.realtek.com.tw/downloads/</text:a></text:p>
        </text:list-item>
      </text:list>
      <text:p text:style-name="P9"><text:tab/>[accessed on 11/1/2013]</text:p>
      <text:list xml:id="list7495113221878625040" text:style-name="L2">
        <text:list-item>
          <text:p text:style-name="P13">isc-dhcp-server from apt</text:p>
        </text:list-item>
        <text:list-item>
          <text:p text:style-name="P11">Kernel source tree for linux 3.6.11 http://raspberrypi.stackexchange.com/questions/5230/getting-no-rule-to-make-target-modules-stop-error-when-running-makefile-w </text:p>
        </text:list-item>
      </text:list>
      <text:p text:style-name="P2"><text:tab/>[accessed on 11/3/201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3-11-01T19:51:22</meta:creation-date>
    <dc:date>2013-11-19T13:20:14.59</dc:date>
    <meta:editing-cycles>16</meta:editing-cycles>
    <meta:editing-duration>P3DT2H6M51S</meta:editing-duration>
    <meta:document-statistic meta:table-count="0" meta:image-count="0" meta:object-count="0" meta:page-count="3" meta:paragraph-count="73" meta:word-count="449" meta:character-count="3641"/>
    <meta:user-defined meta:name="Info 1"/>
    <meta:user-defined meta:name="Info 2"/>
    <meta:user-defined meta:name="Info 3"/>
    <meta:user-defined meta:name="Info 4"/>
  </office:meta>
</office:document-meta>
</file>